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Geneva, Tahoma, Arial, Helvetica, 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List_20_Paragraph">
      <style:text-properties fo:font-size="16pt" style:font-size-asian="16pt" style:font-size-complex="16pt"/>
    </style:style>
    <style:style style:name="P2" style:family="paragraph" style:parent-style-name="List_20_Paragraph">
      <style:text-properties fo:font-size="16pt" officeooo:rsid="001d83b6" officeooo:paragraph-rsid="001d83b6" style:font-size-asian="16pt" style:font-size-complex="16pt"/>
    </style:style>
    <style:style style:name="P3" style:family="paragraph" style:parent-style-name="List_20_Paragraph">
      <style:text-properties fo:font-size="16pt" officeooo:rsid="001d83b6" officeooo:paragraph-rsid="00250bb0" style:font-size-asian="16pt" style:font-size-complex="16pt"/>
    </style:style>
    <style:style style:name="P4" style:family="paragraph" style:parent-style-name="List_20_Paragraph">
      <style:text-properties fo:font-size="16pt" officeooo:rsid="001f4171" officeooo:paragraph-rsid="001f4171" style:font-size-asian="16pt" style:font-size-complex="16pt"/>
    </style:style>
    <style:style style:name="P5" style:family="paragraph" style:parent-style-name="List_20_Paragraph">
      <style:text-properties fo:font-size="16pt" officeooo:rsid="0026278c" officeooo:paragraph-rsid="0026278c" style:font-size-asian="16pt" style:font-size-complex="16pt"/>
    </style:style>
    <style:style style:name="P6" style:family="paragraph" style:parent-style-name="List_20_Paragraph">
      <style:text-properties fo:font-size="14pt" fo:font-style="italic" fo:font-weight="bold" style:font-size-asian="14pt" style:font-style-asian="italic" style:font-weight-asian="bold" style:font-size-complex="14pt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font-size="16pt" officeooo:paragraph-rsid="001f4171" style:font-size-asian="16pt" style:font-size-complex="16pt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fo:font-size="16pt" officeooo:rsid="001f4171" officeooo:paragraph-rsid="001f4171" style:font-size-asian="16pt" style:font-size-complex="16pt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fo:color="#1e90ff" fo:font-size="16pt" officeooo:paragraph-rsid="001f4171" style:font-size-asian="16pt" style:font-size-complex="16pt"/>
    </style:style>
    <style:style style:name="P10" style:family="paragraph" style:parent-style-name="List_20_Paragraph" style:master-page-name="">
      <loext:graphic-properties draw:fill="none"/>
      <style:paragraph-properties fo:margin-left="0in" fo:margin-right="-0.8118in" fo:margin-top="0in" fo:margin-bottom="0.139in" loext:contextual-spacing="true" fo:line-height="115%" fo:text-align="start" style:justify-single-word="false" fo:orphans="2" fo:widows="2" fo:text-indent="0in" style:auto-text-indent="false" style:page-number="auto" fo:background-color="transparent" style:writing-mode="lr-tb"/>
      <style:text-properties fo:color="#1e90ff" fo:font-size="16pt" officeooo:paragraph-rsid="001f4171" style:font-size-asian="16pt" style:font-size-complex="16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fo:font-size="36pt" style:font-size-asian="36pt" style:font-size-complex="36pt"/>
    </style:style>
    <style:style style:name="P12" style:family="paragraph" style:parent-style-name="List_20_Paragraph">
      <style:text-properties fo:font-size="16pt" style:font-size-asian="16pt" style:font-size-complex="16pt"/>
    </style:style>
    <style:style style:name="P13" style:family="paragraph" style:parent-style-name="List_20_Paragraph" style:list-style-name="WWNum1">
      <style:text-properties fo:font-size="16pt" style:font-size-asian="16pt" style:font-size-complex="16pt"/>
    </style:style>
    <style:style style:name="P14" style:family="paragraph" style:parent-style-name="List_20_Paragraph" style:list-style-name="WWNum1">
      <style:text-properties fo:font-size="16pt" officeooo:paragraph-rsid="001d83b6" style:font-size-asian="16pt" style:font-size-complex="16pt"/>
    </style:style>
    <style:style style:name="P15" style:family="paragraph" style:parent-style-name="List_20_Paragraph" style:list-style-name="WWNum1">
      <style:text-properties fo:font-size="16pt" officeooo:paragraph-rsid="002fbc38" style:font-size-asian="16pt" style:font-size-complex="16pt"/>
    </style:style>
    <style:style style:name="P16" style:family="paragraph" style:parent-style-name="List_20_Paragraph">
      <style:text-properties fo:font-size="16pt" officeooo:rsid="002100c7" officeooo:paragraph-rsid="002fbc38" style:font-size-asian="16pt" style:font-size-complex="16pt"/>
    </style:style>
    <style:style style:name="P17" style:family="paragraph" style:parent-style-name="List_20_Paragraph">
      <style:text-properties fo:font-size="16pt" officeooo:rsid="002fbc38" officeooo:paragraph-rsid="002fbc38" style:font-size-asian="16pt" style:font-size-complex="16pt"/>
    </style:style>
    <style:style style:name="P18" style:family="paragraph" style:parent-style-name="List_20_Paragraph" style:list-style-name="WWNum1">
      <style:text-properties fo:color="#1e90ff" fo:font-size="16pt" officeooo:rsid="001d83b6" officeooo:paragraph-rsid="00250bb0" style:font-size-asian="16pt" style:font-size-complex="16pt"/>
    </style:style>
    <style:style style:name="P19" style:family="paragraph" style:parent-style-name="List_20_Paragraph" style:list-style-name="WWNum1">
      <style:text-properties fo:color="#1e90ff" fo:font-size="16pt" officeooo:rsid="001d83b6" officeooo:paragraph-rsid="00267d79" style:font-size-asian="16pt" style:font-size-complex="16pt"/>
    </style:style>
    <style:style style:name="P20" style:family="paragraph" style:parent-style-name="List_20_Paragraph" style:list-style-name="WWNum1">
      <style:text-properties fo:color="#000000" fo:font-size="16pt" officeooo:paragraph-rsid="001d83b6" style:font-size-asian="16pt" style:font-size-complex="16pt"/>
    </style:style>
    <style:style style:name="P21" style:family="paragraph" style:parent-style-name="List_20_Paragraph">
      <style:text-properties fo:color="#ce181e" fo:font-size="16pt" officeooo:rsid="002100c7" officeooo:paragraph-rsid="002f672b"/>
    </style:style>
    <style:style style:name="P22" style:family="paragraph" style:parent-style-name="List_20_Paragraph">
      <style:text-properties fo:color="#0093d9" fo:font-size="16pt" style:font-size-asian="16pt" style:font-size-complex="16pt"/>
    </style:style>
    <style:style style:name="P23" style:family="paragraph" style:parent-style-name="List_20_Paragraph">
      <style:text-properties fo:color="#0093d9" fo:font-size="16pt" officeooo:rsid="002f672b" officeooo:paragraph-rsid="002f672b" style:font-size-asian="16pt" style:font-size-complex="16pt"/>
    </style:style>
    <style:style style:name="P24" style:family="paragraph" style:parent-style-name="List_20_Paragraph">
      <style:text-properties fo:color="#0093d9" fo:font-size="16pt" officeooo:rsid="002fbc38" officeooo:paragraph-rsid="002fbc38" style:font-size-asian="16pt" style:font-size-complex="16pt"/>
    </style:style>
    <style:style style:name="P25" style:family="paragraph" style:parent-style-name="List_20_Paragraph">
      <style:text-properties fo:color="#0093d9" fo:font-size="16pt" officeooo:rsid="002fbc38" officeooo:paragraph-rsid="00313634" style:font-size-asian="16pt" style:font-size-complex="16pt"/>
    </style:style>
    <style:style style:name="P26" style:family="paragraph" style:parent-style-name="List_20_Paragraph">
      <style:text-properties fo:color="#0093d9" fo:font-size="16pt" officeooo:rsid="00313634" officeooo:paragraph-rsid="00313634" style:font-size-asian="16pt" style:font-size-complex="16pt"/>
    </style:style>
    <style:style style:name="P27" style:family="paragraph" style:parent-style-name="List_20_Paragraph">
      <style:text-properties fo:color="#0093d9" fo:font-size="16pt" officeooo:paragraph-rsid="00313634" style:font-size-asian="16pt" style:font-size-complex="16pt"/>
    </style:style>
    <style:style style:name="P28" style:family="paragraph" style:parent-style-name="List_20_Paragraph" style:list-style-name="WWNum1">
      <style:paragraph-properties fo:margin-left="0.5626in" fo:margin-right="0in" fo:text-indent="-0.3126in" style:auto-text-indent="false"/>
      <style:text-properties fo:font-size="16pt" style:font-size-asian="16pt" style:font-size-complex="16pt"/>
    </style:style>
    <style:style style:name="P29" style:family="paragraph" style:parent-style-name="List_20_Paragraph">
      <style:paragraph-properties fo:margin-left="0in" fo:margin-right="0in" fo:text-indent="0in" style:auto-text-indent="false"/>
      <style:text-properties fo:font-size="16pt" officeooo:rsid="002100c7" officeooo:paragraph-rsid="002fbc38" style:font-size-asian="16pt" style:font-size-complex="16pt"/>
    </style:style>
    <style:style style:name="P30" style:family="paragraph" style:parent-style-name="List_20_Paragraph">
      <style:paragraph-properties fo:margin-left="0in" fo:margin-right="0in" fo:text-indent="0in" style:auto-text-indent="false"/>
      <style:text-properties fo:color="#0093d9" fo:font-size="16pt" officeooo:rsid="002fbc38" officeooo:paragraph-rsid="002fbc38" style:font-size-asian="16pt" style:font-size-complex="16pt"/>
    </style:style>
    <style:style style:name="P31" style:family="paragraph" style:parent-style-name="List_20_Paragraph" style:master-page-name="">
      <loext:graphic-properties draw:fill="none"/>
      <style:paragraph-properties fo:margin-left="-0.5in" fo:margin-right="-0.5in" fo:margin-top="0in" fo:margin-bottom="0.139in" loext:contextual-spacing="true" fo:line-height="115%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6.75in"/>
        </style:tab-stops>
      </style:paragraph-properties>
      <style:text-properties fo:color="#0093d9" fo:font-size="16pt" officeooo:rsid="00313634" officeooo:paragraph-rsid="00313634" style:font-size-asian="16pt" style:font-size-complex="16pt"/>
    </style:style>
    <style:style style:name="T1" style:family="text">
      <style:text-properties fo:font-variant="normal" fo:text-transform="none" fo:color="#000000" style:font-name="Verdana" fo:font-size="10.5pt" fo:letter-spacing="normal" fo:font-style="normal" fo:font-weight="bold"/>
    </style:style>
    <style:style style:name="T2" style:family="text">
      <style:text-properties officeooo:rsid="00250bb0"/>
    </style:style>
    <style:style style:name="T3" style:family="text">
      <style:text-properties fo:color="#1e90ff"/>
    </style:style>
    <style:style style:name="T4" style:family="text">
      <style:text-properties fo:color="#1e90ff" officeooo:rsid="00267d79"/>
    </style:style>
    <style:style style:name="T5" style:family="text">
      <style:text-properties officeooo:rsid="002e0ae5"/>
    </style:style>
    <style:style style:name="T6" style:family="text">
      <style:text-properties officeooo:rsid="002fbc38"/>
    </style:style>
    <style:style style:name="T7" style:family="text">
      <style:text-properties officeooo:rsid="00313634"/>
    </style:style>
    <style:style style:name="T8" style:family="text">
      <style:text-properties fo:color="#0093d9" officeooo:rsid="002f67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QL Exercises</text:p>
      <text:p text:style-name="P6">https://www.w3schools.com/sql/trysql.asp?filename=trysql_desc</text:p>
      <text:p text:style-name="P1"/>
      <text:list xml:id="list2076525694" text:style-name="WWNum1">
        <text:list-item>
          <text:p text:style-name="P14">Show all rows for Customers</text:p>
          <text:p text:style-name="P18">SELECT * <text:span text:style-name="T2">FROM </text:span>Customers;</text:p>
        </text:list-item>
      </text:list>
      <text:p text:style-name="P3"/>
      <text:list xml:id="list195702832464910" text:continue-numbering="true" text:style-name="WWNum1">
        <text:list-item>
          <text:p text:style-name="P14">Show only Contact name information for Customers</text:p>
        </text:list-item>
      </text:list>
      <text:p text:style-name="P2">SELECT Contact<text:span text:style-name="T2"> name </text:span></text:p>
      <text:list xml:id="list195702245065893" text:continue-numbering="true" text:style-name="WWNum1">
        <text:list-header>
          <text:p text:style-name="P19">SELECT ContactName FROM Customers;</text:p>
        </text:list-header>
      </text:list>
      <text:p text:style-name="P5"/>
      <text:list xml:id="list195701193279322" text:continue-numbering="true" text:style-name="WWNum1">
        <text:list-item>
          <text:p text:style-name="P14">Show all unique combinations between Cities and Countries for the customers</text:p>
        </text:list-item>
      </text:list>
      <text:p text:style-name="P4"><text:span text:style-name="T4">SELECT </text:span><text:span text:style-name="T3">DISTINCT </text:span><text:span text:style-name="T4">City, Country FROM Customers;</text:span></text:p>
      <text:p text:style-name="P4"/>
      <text:list xml:id="list195702653120014" text:continue-numbering="true" text:style-name="WWNum1">
        <text:list-item>
          <text:p text:style-name="P14">Insert 3 new Customers</text:p>
        </text:list-item>
      </text:list>
      <text:p text:style-name="P8"><text:s text:c="9"/></text:p>
      <text:p text:style-name="P10">INSERT INTO Customers (<text:span text:style-name="T5">CustomerID, </text:span>CustomerName, Address, City, PostalCode, Country)</text:p>
      <text:p text:style-name="P9">VALUES (‘<text:span text:style-name="T5">92’, ‘Ivan Ivanov’</text:span>,'Lenika 25','Sofia','1000','Bulgaria');</text:p>
      <text:p text:style-name="P7"/>
      <text:list xml:id="list195701184462800" text:continue-numbering="true" text:style-name="WWNum1">
        <text:list-item>
          <text:p text:style-name="P20">Move all orders made by Andrew Fuller to Nancy Davolio</text:p>
        </text:list-item>
      </text:list>
      <text:p text:style-name="P23">update Orders set EmployeeID=1 where EmployeeID=2;</text:p>
      <text:p text:style-name="P23">(промяна на поръчка)</text:p>
      <text:p text:style-name="P21"><text:span text:style-name="T1"/></text:p>
      <text:list xml:id="list195701223872646" text:continue-numbering="true" text:style-name="WWNum1">
        <text:list-item>
          <text:p text:style-name="P15">Group all products by category and show category name</text:p>
        </text:list-item>
      </text:list>
      <text:p text:style-name="P16"><text:span text:style-name="T8">SELECT Products.ProductName, Categories.CategoryName from Products inner join Categories on Products. </text:span><text:soft-page-break/><text:span text:style-name="T8">CategoryID=Category… да го погледна от файла на колегата (гит)</text:span></text:p>
      <text:p text:style-name="P29"/>
      <text:list xml:id="list195701508869926" text:continue-numbering="true" text:style-name="WWNum1">
        <text:list-item>
          <text:p text:style-name="P13">Sort all employees by Last Name and delete the last one. Do not <text:span text:style-name="T6">forget </text:span>to move all his/her orders to another colleague</text:p>
        </text:list-item>
      </text:list>
      <text:p text:style-name="P17"><text:s/></text:p>
      <text:p text:style-name="P24">Select*from Employees Order byLastName</text:p>
      <text:p text:style-name="P30"/>
      <text:p text:style-name="P25"><text:span text:style-name="T7">U</text:span>pdate Orders set EmployeeID=6 where EMploueID=10;</text:p>
      <text:p text:style-name="P25"/>
      <text:p text:style-name="P26">Delete from Employees where EmploeeID=10;</text:p>
      <text:p text:style-name="P1"/>
      <text:list xml:id="list195702414655912" text:continue-numbering="true" text:style-name="WWNum1">
        <text:list-item>
          <text:p text:style-name="P13">Show all customers without orders</text:p>
        </text:list-item>
      </text:list>
      <text:p text:style-name="P31">SELECT CUSTOMERNAME FROM CUSTOMERS LEFT JOIN ORDERS ON CUSTOMERS.CUSTOMERID=ORDERS.CUSTOMERID WHERE ORDERS.CUSTOMERID IS NULL;</text:p>
      <text:p text:style-name="P22"/>
      <text:list xml:id="list195701287659862" text:continue-numbering="true" text:style-name="WWNum1">
        <text:list-item>
          <text:p text:style-name="P13">Show all products including 'ch' in its name with price between 10 and 20</text:p>
        </text:list-item>
      </text:list>
      <text:p text:style-name="P1"/>
      <text:p text:style-name="P27"><text:span text:style-name="T7">SELECT*FROM Products WHERE ProductName like ‘%ch%’ and (Price&gt;=10 and Price&lt;=20);</text:span></text:p>
      <text:p text:style-name="P1"/>
      <text:list xml:id="list195701900247464" text:continue-numbering="true" text:style-name="WWNum1">
        <text:list-item>
          <text:p text:style-name="P28"><text:s/>Group all products from 9 by category and sort by count in descending ord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Geneva, Tahoma, Arial, Helvetica, sans-serif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Tahoma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rina</meta:initial-creator>
    <meta:editing-cycles>9</meta:editing-cycles>
    <meta:creation-date>2018-06-25T22:55:00</meta:creation-date>
    <dc:date>2019-01-28T19:57:00.757676420</dc:date>
    <meta:editing-duration>PT2H31M55S</meta:editing-duration>
    <meta:generator>LibreOffice/6.1.4.2$Linux_X86_64 LibreOffice_project/10$Build-2</meta:generator>
    <meta:document-statistic meta:table-count="0" meta:image-count="0" meta:object-count="0" meta:page-count="2" meta:paragraph-count="28" meta:word-count="211" meta:character-count="1529" meta:non-whitespace-character-count="13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